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ytuł" style:master-page-name="MP0" style:family="paragraph">
      <style:paragraph-properties fo:break-before="page" fo:text-align="center"/>
    </style:style>
    <style:style style:name="P2" style:parent-style-name="Akapitzlistą" style:list-style-name="LFO4" style:family="paragraph">
      <style:paragraph-properties fo:text-align="justify" fo:line-height="150%"/>
    </style:style>
    <style:style style:name="T3" style:parent-style-name="Domyślnaczcionkaakapitu" style:family="text">
      <style:text-properties fo:font-weight="bold" style:font-weight-asian="bold"/>
    </style:style>
    <style:style style:name="P4" style:parent-style-name="Akapitzlistą" style:list-style-name="LFO4" style:family="paragraph">
      <style:paragraph-properties fo:text-align="justify" fo:line-height="150%"/>
    </style:style>
    <style:style style:name="T5" style:parent-style-name="Domyślnaczcionkaakapitu" style:family="text">
      <style:text-properties fo:font-weight="bold" style:font-weight-asian="bold"/>
    </style:style>
    <style:style style:name="T6" style:parent-style-name="Domyślnaczcionkaakapitu" style:family="text">
      <style:text-properties fo:font-weight="bold" style:font-weight-asian="bold"/>
    </style:style>
    <style:style style:name="T7" style:parent-style-name="Domyślnaczcionkaakapitu" style:family="text">
      <style:text-properties fo:font-style="italic" style:font-style-asian="italic"/>
    </style:style>
    <style:style style:name="T8" style:parent-style-name="Domyślnaczcionkaakapitu" style:family="text">
      <style:text-properties fo:font-style="italic" style:font-style-asian="italic"/>
    </style:style>
    <style:style style:name="T9" style:parent-style-name="Domyślnaczcionkaakapitu" style:family="text">
      <style:text-properties fo:font-style="italic" style:font-style-asian="italic"/>
    </style:style>
    <style:style style:name="P10" style:parent-style-name="Akapitzlistą" style:list-style-name="LFO4" style:family="paragraph">
      <style:paragraph-properties fo:text-align="justify" fo:line-height="150%"/>
    </style:style>
    <style:style style:name="T11" style:parent-style-name="Domyślnaczcionkaakapitu" style:family="text">
      <style:text-properties fo:font-weight="bold" style:font-weight-asian="bold"/>
    </style:style>
    <style:style style:name="P12" style:parent-style-name="Akapitzlistą" style:list-style-name="LFO4" style:family="paragraph">
      <style:paragraph-properties fo:text-align="justify" fo:line-height="150%"/>
    </style:style>
    <style:style style:name="T13" style:parent-style-name="Domyślnaczcionkaakapitu" style:family="text">
      <style:text-properties fo:font-weight="bold" style:font-weight-asian="bold"/>
    </style:style>
    <style:style style:name="P14" style:parent-style-name="Akapitzlistą" style:list-style-name="LFO4" style:family="paragraph">
      <style:paragraph-properties fo:text-align="justify" fo:line-height="150%"/>
    </style:style>
    <style:style style:name="T15" style:parent-style-name="Domyślnaczcionkaakapitu" style:family="text">
      <style:text-properties fo:font-weight="bold" style:font-weight-asian="bold"/>
    </style:style>
    <style:style style:name="P16" style:parent-style-name="Akapitzlistą" style:list-style-name="LFO4" style:family="paragraph">
      <style:paragraph-properties fo:text-align="justify" fo:line-height="150%"/>
    </style:style>
    <style:style style:name="T17" style:parent-style-name="Domyślnaczcionkaakapitu" style:family="text">
      <style:text-properties fo:font-weight="bold" style:font-weight-asian="bold"/>
    </style:style>
    <style:style style:name="T18" style:parent-style-name="Domyślnaczcionkaakapitu" style:family="text">
      <style:text-properties fo:font-weight="bold" style:font-weight-asian="bold"/>
    </style:style>
    <style:style style:name="T19" style:parent-style-name="Domyślnaczcionkaakapitu" style:family="text">
      <style:text-properties fo:font-style="italic" style:font-style-asian="italic"/>
    </style:style>
    <style:style style:name="T20" style:parent-style-name="Domyślnaczcionkaakapitu" style:family="text">
      <style:text-properties fo:font-style="italic" style:font-style-asian="italic"/>
    </style:style>
    <style:style style:name="T21" style:parent-style-name="Domyślnaczcionkaakapitu" style:family="text">
      <style:text-properties fo:font-style="italic" style:font-style-asian="italic"/>
    </style:style>
    <style:style style:name="T22" style:parent-style-name="Domyślnaczcionkaakapitu" style:family="text">
      <style:text-properties fo:font-style="italic" style:font-style-asian="italic"/>
    </style:style>
    <style:style style:name="T23" style:parent-style-name="Domyślnaczcionkaakapitu" style:family="text">
      <style:text-properties fo:font-weight="bold" style:font-weight-asian="bold" fo:font-style="italic" style:font-style-asian="italic"/>
    </style:style>
    <style:style style:name="P24" style:parent-style-name="Akapitzlistą" style:list-style-name="LFO4" style:family="paragraph">
      <style:paragraph-properties fo:text-align="justify" fo:line-height="150%"/>
    </style:style>
    <style:style style:name="T25" style:parent-style-name="Domyślnaczcionkaakapitu" style:family="text">
      <style:text-properties fo:font-weight="bold" style:font-weight-asian="bold"/>
    </style:style>
    <style:style style:name="P26" style:parent-style-name="Akapitzlistą" style:list-style-name="LFO4" style:family="paragraph">
      <style:paragraph-properties fo:text-align="justify" fo:line-height="150%"/>
    </style:style>
    <style:style style:name="T27" style:parent-style-name="Domyślnaczcionkaakapitu" style:family="text">
      <style:text-properties fo:font-weight="bold" style:font-weight-asian="bold"/>
    </style:style>
    <style:style style:name="P28" style:parent-style-name="Akapitzlistą" style:list-style-name="LFO4" style:family="paragraph">
      <style:paragraph-properties fo:text-align="justify" fo:line-height="150%"/>
    </style:style>
    <style:style style:name="T29" style:parent-style-name="Domyślnaczcionkaakapitu" style:family="text">
      <style:text-properties fo:font-weight="bold" style:font-weight-asian="bold"/>
    </style:style>
    <style:style style:name="P30" style:parent-style-name="Akapitzlistą" style:list-style-name="LFO4" style:family="paragraph">
      <style:paragraph-properties fo:text-align="justify" fo:line-height="150%"/>
    </style:style>
    <style:style style:name="T31" style:parent-style-name="Domyślnaczcionkaakapitu" style:family="text">
      <style:text-properties fo:font-weight="bold" style:font-weight-asian="bold"/>
    </style:style>
    <style:style style:name="P32" style:parent-style-name="Akapitzlistą" style:list-style-name="LFO4" style:family="paragraph">
      <style:paragraph-properties fo:text-align="justify" fo:line-height="150%"/>
    </style:style>
    <style:style style:name="T33" style:parent-style-name="Domyślnaczcionkaakapitu" style:family="text">
      <style:text-properties fo:font-weight="bold" style:font-weight-asian="bold"/>
    </style:style>
    <style:style style:name="P34" style:parent-style-name="Akapitzlistą" style:list-style-name="LFO4" style:family="paragraph">
      <style:paragraph-properties fo:text-align="justify" fo:line-height="150%"/>
    </style:style>
    <style:style style:name="T35" style:parent-style-name="Domyślnaczcionkaakapitu" style:family="text">
      <style:text-properties fo:font-weight="bold" style:font-weight-asian="bold"/>
    </style:style>
    <style:style style:name="P36" style:parent-style-name="Akapitzlistą" style:list-style-name="LFO4" style:family="paragraph">
      <style:paragraph-properties fo:text-align="justify" fo:line-height="150%"/>
    </style:style>
    <style:style style:name="T37" style:parent-style-name="Domyślnaczcionkaakapitu" style:family="text">
      <style:text-properties fo:font-weight="bold" style:font-weight-asian="bold"/>
    </style:style>
    <style:style style:name="T38" style:parent-style-name="Domyślnaczcionkaakapitu" style:family="text">
      <style:text-properties fo:font-weight="bold" style:font-weight-asian="bold"/>
    </style:style>
    <style:style style:name="P39" style:parent-style-name="Akapitzlistą" style:list-style-name="LFO4" style:family="paragraph">
      <style:paragraph-properties fo:text-align="justify" fo:line-height="150%"/>
    </style:style>
    <style:style style:name="T40" style:parent-style-name="Domyślnaczcionkaakapitu" style:family="text">
      <style:text-properties fo:font-weight="bold" style:font-weight-asian="bold"/>
    </style:style>
    <style:style style:name="T41" style:parent-style-name="Domyślnaczcionkaakapitu" style:family="text">
      <style:text-properties fo:font-weight="bold" style:font-weight-asian="bold"/>
    </style:style>
    <style:style style:name="P42" style:parent-style-name="Akapitzlistą" style:list-style-name="LFO4" style:family="paragraph">
      <style:paragraph-properties fo:text-align="justify" fo:line-height="150%"/>
    </style:style>
    <style:style style:name="T43" style:parent-style-name="Domyślnaczcionkaakapitu" style:family="text">
      <style:text-properties fo:font-weight="bold" style:font-weight-asian="bold"/>
    </style:style>
    <style:style style:name="T44" style:parent-style-name="Domyślnaczcionkaakapitu" style:family="text">
      <style:text-properties fo:font-weight="bold" style:font-weight-asian="bold"/>
    </style:style>
    <style:style style:name="P45" style:parent-style-name="Akapitzlistą" style:list-style-name="LFO4" style:family="paragraph">
      <style:paragraph-properties fo:text-align="justify" fo:line-height="150%"/>
    </style:style>
    <style:style style:name="T46" style:parent-style-name="Domyślnaczcionkaakapitu" style:family="text">
      <style:text-properties fo:font-weight="bold" style:font-weight-asian="bold"/>
    </style:style>
    <style:style style:name="T47" style:parent-style-name="Domyślnaczcionkaakapitu" style:family="text">
      <style:text-properties fo:font-style="italic" style:font-style-asian="italic"/>
    </style:style>
    <style:style style:name="T48" style:parent-style-name="Domyślnaczcionkaakapitu" style:family="text">
      <style:text-properties fo:font-style="italic" style:font-style-asian="italic"/>
    </style:style>
    <style:style style:name="T49" style:parent-style-name="Domyślnaczcionkaakapitu" style:family="text">
      <style:text-properties fo:font-style="italic" style:font-style-asian="italic"/>
    </style:style>
    <style:style style:name="P50" style:parent-style-name="Akapitzlistą" style:list-style-name="LFO4" style:family="paragraph">
      <style:paragraph-properties fo:text-align="justify" fo:line-height="150%"/>
    </style:style>
    <style:style style:name="T51" style:parent-style-name="Domyślnaczcionkaakapitu" style:family="text">
      <style:text-properties fo:font-weight="bold" style:font-weight-asian="bold"/>
    </style:style>
    <style:style style:name="T52" style:parent-style-name="Domyślnaczcionkaakapitu" style:family="text">
      <style:text-properties fo:font-weight="bold" style:font-weight-asian="bold"/>
    </style:style>
    <style:style style:name="P53" style:parent-style-name="Akapitzlistą" style:list-style-name="LFO4" style:family="paragraph">
      <style:paragraph-properties fo:text-align="justify" fo:line-height="150%"/>
    </style:style>
    <style:style style:name="T54" style:parent-style-name="Domyślnaczcionkaakapitu" style:family="text">
      <style:text-properties fo:font-weight="bold" style:font-weight-asian="bold"/>
    </style:style>
    <style:style style:name="T55" style:parent-style-name="Domyślnaczcionkaakapitu" style:family="text">
      <style:text-properties fo:font-weight="bold" style:font-weight-asian="bold"/>
    </style:style>
    <style:style style:name="P56" style:parent-style-name="Akapitzlistą" style:list-style-name="LFO4" style:family="paragraph">
      <style:paragraph-properties fo:text-align="justify" fo:line-height="150%"/>
    </style:style>
    <style:style style:name="T57" style:parent-style-name="Domyślnaczcionkaakapitu" style:family="text">
      <style:text-properties fo:font-weight="bold" style:font-weight-asian="bold"/>
    </style:style>
    <style:style style:name="T58" style:parent-style-name="Domyślnaczcionkaakapitu" style:family="text">
      <style:text-properties fo:font-weight="bold" style:font-weight-asian="bold"/>
    </style:style>
    <style:style style:name="P59" style:parent-style-name="Akapitzlistą" style:list-style-name="LFO4" style:family="paragraph">
      <style:paragraph-properties fo:text-align="justify" fo:line-height="150%"/>
    </style:style>
    <style:style style:name="T60" style:parent-style-name="Domyślnaczcionkaakapitu" style:family="text">
      <style:text-properties fo:font-weight="bold" style:font-weight-asian="bold"/>
    </style:style>
    <style:style style:name="T61" style:parent-style-name="Domyślnaczcionkaakapitu" style:family="text">
      <style:text-properties fo:font-style="italic" style:font-style-asian="italic"/>
    </style:style>
    <style:style style:name="T62" style:parent-style-name="Domyślnaczcionkaakapitu" style:family="text">
      <style:text-properties fo:font-style="italic" style:font-style-asian="italic"/>
    </style:style>
    <style:style style:name="P63" style:parent-style-name="Akapitzlistą" style:list-style-name="LFO4" style:family="paragraph">
      <style:paragraph-properties fo:text-align="justify" fo:line-height="150%"/>
    </style:style>
    <style:style style:name="T64" style:parent-style-name="Domyślnaczcionkaakapitu" style:family="text">
      <style:text-properties fo:font-weight="bold" style:font-weight-asian="bold"/>
    </style:style>
    <style:style style:name="T65" style:parent-style-name="Domyślnaczcionkaakapitu" style:family="text">
      <style:text-properties fo:font-weight="bold" style:font-weight-asian="bold"/>
    </style:style>
    <style:style style:name="P66" style:parent-style-name="Akapitzlistą" style:list-style-name="LFO4" style:family="paragraph">
      <style:paragraph-properties fo:text-align="justify" fo:line-height="150%"/>
    </style:style>
    <style:style style:name="T67" style:parent-style-name="Domyślnaczcionkaakapitu" style:family="text">
      <style:text-properties fo:font-weight="bold" style:font-weight-asian="bold"/>
    </style:style>
    <style:style style:name="T68" style:parent-style-name="Domyślnaczcionkaakapitu" style:family="text">
      <style:text-properties fo:font-weight="bold" style:font-weight-asian="bold"/>
    </style:style>
    <style:style style:name="T69" style:parent-style-name="Domyślnaczcionkaakapitu" style:family="text">
      <style:text-properties fo:font-weight="bold" style:font-weight-asian="bold"/>
    </style:style>
    <style:style style:name="T70" style:parent-style-name="Domyślnaczcionkaakapitu" style:family="text">
      <style:text-properties fo:font-weight="bold" style:font-weight-asian="bold"/>
    </style:style>
    <style:style style:name="P71" style:parent-style-name="Akapitzlistą" style:list-style-name="LFO4" style:family="paragraph">
      <style:paragraph-properties fo:text-align="justify" fo:line-height="150%"/>
    </style:style>
    <style:style style:name="T72" style:parent-style-name="Domyślnaczcionkaakapitu" style:family="text">
      <style:text-properties fo:font-weight="bold" style:font-weight-asian="bold"/>
    </style:style>
    <style:style style:name="T73" style:parent-style-name="Domyślnaczcionkaakapitu" style:family="text">
      <style:text-properties fo:font-style="italic" style:font-style-asian="italic"/>
    </style:style>
    <style:style style:name="T74" style:parent-style-name="Domyślnaczcionkaakapitu" style:family="text">
      <style:text-properties fo:font-style="italic" style:font-style-asian="italic"/>
    </style:style>
    <style:style style:name="P75" style:parent-style-name="Akapitzlistą" style:list-style-name="LFO4" style:family="paragraph">
      <style:paragraph-properties fo:text-align="justify" fo:line-height="150%"/>
    </style:style>
    <style:style style:name="T76" style:parent-style-name="Domyślnaczcionkaakapitu" style:family="text">
      <style:text-properties fo:font-weight="bold" style:font-weight-asian="bold"/>
    </style:style>
    <style:style style:name="P77" style:parent-style-name="Akapitzlistą" style:list-style-name="LFO4" style:family="paragraph">
      <style:paragraph-properties fo:text-align="justify" fo:line-height="150%"/>
    </style:style>
    <style:style style:name="T78" style:parent-style-name="Domyślnaczcionkaakapitu" style:family="text">
      <style:text-properties fo:font-weight="bold" style:font-weight-asian="bold"/>
    </style:style>
  </office:automatic-styles>
  <office:body>
    <office:text text:use-soft-page-breaks="true">
      <text:p text:style-name="P1">Wymagania FEAT</text:p>
      <text:p text:style-name="Normalny"/>
      <text:p text:style-name="Normalny">Określają co będzie robiła tworzona aplikacja. Określa cechy systemu.</text:p>
      <text:list text:style-name="LFO4" text:continue-numbering="true">
        <text:list-item>
          <text:p text:style-name="P2"><text:span text:style-name="T3">Logowanie do systemu</text:span>: na stronie głównej znajduje się formularz logowania do systemu. Formularz ma służyć zarówno dla klientów, jak i pracowników. Po zalogowaniu system wyświetla odpowiednie menu główne. Użytkownikowi, który nie ma konta, system umożliwia zarejestrowanie się.</text:p>
        </text:list-item>
        <text:list-item>
          <text:p text:style-name="P4"><text:span text:style-name="T5">Menu główne</text:span><text:s/><text:span text:style-name="T6">klienta</text:span>: po zalogowaniu system wyświetla menu główne. Użytkownik może wybrać między:<text:s/><text:span text:style-name="T7">Kup bilet</text:span>,<text:s/><text:span text:style-name="T8">Historia Zakupów<text:s/></text:span>oraz<text:s/><text:span text:style-name="T9">Historia Reklamacji</text:span>. Niezalogowany użytkownik może jedynie dokonać kupna biletu.</text:p>
        </text:list-item>
        <text:list-item>
          <text:p text:style-name="P10"><text:span text:style-name="T11">Kupowanie biletu</text:span>:<text:s/>system wyświetla formularz, w którym użytkownik wprowadza punkt początkowy oraz końcowy trasy. Przy wprowadzaniu kolejnych znaków system wyświetla proponowane miejscowości. Jeśli pomiędzy miejscowościami podanymi przez użytkownika nie ma połączenia, to system wyświetla odpowiedni komunikat. System pozwala również na wybranie zniżek (studencka, emerycka, dla stałego klienta).<text:s/>Po wprowadzeniu danych połączenia do formularza system wyświetla proponowane kursy wraz z datami. Po wybraniu jednego z nich system wyświetla okno wyboru miejsca. Na koniec, system przesyła do użytkownika maila z zakupionym biletem.</text:p>
        </text:list-item>
        <text:list-item>
          <text:p text:style-name="P12"><text:span text:style-name="T13">Historia zakupów</text:span>:<text:s/>system pozwala zarejestrowanemu użytkownikowi na sprawdzenie zakupionych biletów. Przy każdym z nich jest opatrzony odpowiednimi danymi. System oferuje również możliwość złożenia reklamacji na przejazd skojarzony z danym biletem.<text:s/></text:p>
        </text:list-item>
        <text:list-item>
          <text:p text:style-name="P14"><text:span text:style-name="T15">Historia reklamacji</text:span>:<text:s/>Użytkownik, który złożył reklamacje ma możliwość sprawdzenia statusu reklamacji, która jest obecnie rozpatrywana.<text:s/>System wyświetla również wszystkie poprzednie reklamacje danego klienta.</text:p>
        </text:list-item>
        <text:list-item>
          <text:p text:style-name="P16"><text:span text:style-name="T17">Menu główne administratora</text:span><text:span text:style-name="T18">:<text:s/></text:span>po zalogowaniu użytkownika-administratora system wyświetla menu z dostępnymi opcjami:<text:s/><text:span text:style-name="T19">zarządzanie pracownikami</text:span>,<text:s/><text:span text:style-name="T20">zarządzanie klientami</text:span>,<text:s/><text:span text:style-name="T21">dodawanie ogłoszeń</text:span>,<text:s/><text:span text:style-name="T22">zarządzanie trasami oraz przystankami</text:span><text:span text:style-name="T23">.</text:span></text:p>
        </text:list-item>
        <text:list-item>
          <text:p text:style-name="P24"><text:span text:style-name="T25">Zarządzanie pracownikami:<text:s/></text:span>system wyświetla listę wszystkich pracowników. Przy każdym z nich dostępne są opcje edycji danych oraz usunięcia z systemu.<text:s/>Oprócz listy pracowników system wyświetla przycisk, który po kliknięciu wyświetla formularz dodawania pracownika.</text:p>
        </text:list-item>
        <text:list-item>
          <text:p text:style-name="P26"><text:span text:style-name="T27">Formularz dodawania pracownika:<text:s/></text:span>system wyświetla formularz dodawania pracownika.<text:s/>Po wprowadzeniu danych przez administratora system waliduje dane i wyświetla odpowiedni komunikat w przypadku nieprawidłowych danych. W przypadku wprowadzenia poprawnych<text:s/><text:soft-page-break/>danych pracownik dodawany jest przez system do bazy danych pracowników.<text:s/>Analogicznie działa formularz edycji<text:s/>danych pracownika.</text:p>
        </text:list-item>
        <text:list-item>
          <text:p text:style-name="P28"><text:span text:style-name="T29">Zarządzanie klientami:<text:s/></text:span>system wyświetla zanonimizowaną listę zarejestrowanych klientów. Administrator ma możliwość usunięcia klienta.</text:p>
        </text:list-item>
        <text:list-item>
          <text:p text:style-name="P30"><text:span text:style-name="T31">Formularz dodawania ogłoszeń</text:span>: system wyświetla formularz dodawania ogłoszeń na stronę główną. Narzucony jest limit znaków. Po jego przekroczeniu system informuje, że nie można dodać ogłoszenia. Nie jest możliwe dodanie pustego ogłoszenia – można anulować dodawanie ogłoszenia.</text:p>
        </text:list-item>
        <text:list-item>
          <text:p text:style-name="P32"><text:span text:style-name="T33">Zarządzanie trasami oraz przystankami:<text:s/></text:span>system wyświetla<text:s/>listę tras oraz przystanków znajdujących się w bazie. Administrator może zmienić dane trasy bądź przystanku oraz dodać nową trasę / przystanek.<text:s/>Możliwe jest również usunięcie zarówno trasy, jak i przystanku.</text:p>
        </text:list-item>
        <text:list-item>
          <text:p text:style-name="P34"><text:span text:style-name="T35">Formularz dodawania przystanku:<text:s/></text:span>system wyświetla<text:s/>formularz dodawania przystanku do trasy, w którym administrator określa nazwę oraz lokalizację przystanku. Ma możliwość przypisania rozkładów jazdy do danego przystanku (data, godzina przyjazdu, godzina odjazdu). Administrator wybiera przypisuje jedną lub wiele tras do przystanku.<text:s/>System waliduje dane<text:s/>przystanku<text:s/>i, jeśli są poprawne, dodaje<text:s/>go<text:s/>do bazy danych.</text:p>
        </text:list-item>
        <text:list-item>
          <text:p text:style-name="P36"><text:span text:style-name="T37">Zarządzanie<text:s/></text:span><text:span text:style-name="T38">kursami oraz pojazdami</text:span>: system wyświetla listę kursów oraz przypisane do nich trasy i pojazdy. Z tego poziomu system pozwala administratorowi na dodanie i usunięcie kursu, a także na edycję jego danych. Administrator może również wyświetlić wszystkie pojazdy w systemie i przypisane do nich kursy. Z tego poziomu system umożliwia dodawanie oraz usuwanie pojazdu, jak również edycję jego danych.</text:p>
        </text:list-item>
        <text:list-item>
          <text:p text:style-name="P39"><text:span text:style-name="T40">Formularz dodawania<text:s/></text:span><text:span text:style-name="T41">kursu</text:span>:<text:s/>system pozwala na przypisanie dostępnej trasy do kursu oraz jednego lub wielu pojazdów. Po wprowadzeniu danych sprawdzane jest, czy taka trasa nie istnieje już w systemie.<text:s/></text:p>
        </text:list-item>
        <text:list-item>
          <text:p text:style-name="P42"><text:span text:style-name="T43">Formularz dodawania pojazdu:</text:span><text:span text:style-name="T44"><text:s/></text:span>administrator określa w nim dane pojazdu. System waliduje dane, np. sprawdzając, czy nie znajduje się już taki pojazd w bazie danych.</text:p>
        </text:list-item>
        <text:list-item>
          <text:p text:style-name="P45"><text:span text:style-name="T46">Menu główne pracownika obsługi klienta</text:span>:<text:s/>pracownik może przejść do jednej z następujących opcji:<text:s/><text:span text:style-name="T47">wyświetl reklamacje klientów</text:span>,<text:s/><text:span text:style-name="T48">wyślij maila do klienta</text:span><text:s/>oraz<text:s/><text:span text:style-name="T49">poinformuj o promocjach.</text:span></text:p>
        </text:list-item>
        <text:list-item>
          <text:p text:style-name="P50"><text:span text:style-name="T51">Zarządzanie reklamacjami klientów:</text:span><text:span text:style-name="T52"><text:s/></text:span>system wyświetla listę reklamacji. Pracownik może kliknąć na dowolny element na liście, aby zapoznać się ze szczegółami reklamacji. Po wybraniu danej reklamacji system oferuje możliwość napisania informacji zwrotnej oraz ustawienia statusu reklamacji.</text:p>
        </text:list-item>
        <text:list-item>
          <text:p text:style-name="P53"><text:span text:style-name="T54">Wysyłanie maila do klienta:</text:span><text:span text:style-name="T55"><text:s/></text:span>system wyświetla formularz służący do wysyłania maili do klientów.<text:s/>Gdy pracownik chce wprowadzić adresata, może wpisać jego email bądź wybrać konkretnego klienta z listy.</text:p>
        </text:list-item>
        <text:list-item>
          <text:p text:style-name="P56"><text:span text:style-name="T57">Formularz promocji:</text:span><text:span text:style-name="T58"><text:s/></text:span>system<text:s/>pozwala na wysłanie informacji do wszystkich zarejestrowanych klientów o promocji.</text:p>
        </text:list-item>
        <text:list-item>
          <text:p text:style-name="P59"><text:span text:style-name="T60">Menu główne kierowcy</text:span>:<text:s/>kierowca może wybrać:<text:s/><text:span text:style-name="T61">zgłoś usterkę</text:span>,<text:s/><text:span text:style-name="T62">sprawdź stan prac naprawczych</text:span>.</text:p>
        </text:list-item>
        <text:list-item>
          <text:p text:style-name="P63"><text:span text:style-name="T64">Formularz zgłaszania usterek:</text:span><text:span text:style-name="T65"><text:s/></text:span>kierowca wprowadza, jakiego rodzaju usterka wystąpiła oraz wybiera odpowiedni pojazd z listy.<text:s/>Po kliknięciu przycisku zatwierdź system waliduje dane (np. sprawdza, czy zgłoszenie nie jest puste).</text:p>
        </text:list-item>
        <text:list-item>
          <text:p text:style-name="P66"><text:span text:style-name="T67">Lista prac naprawczych</text:span><text:span text:style-name="T68"><text:s/>(kierowca)</text:span><text:span text:style-name="T69">:</text:span><text:span text:style-name="T70"><text:s/></text:span>kierowca może wyświetlić status prac naprawczych usterek, które zostały przez niego zgłoszone.</text:p>
        </text:list-item>
        <text:list-item>
          <text:p text:style-name="P71"><text:span text:style-name="T72">Menu główne mechanika</text:span>:<text:s/>kierowca może wybrać:<text:s/><text:span text:style-name="T73">sprawdź przypisane prace naprawcze<text:s/></text:span>oraz<text:s/><text:span text:style-name="T74">historia prac naprawczych oraz usterek</text:span>.</text:p>
        </text:list-item>
        <text:list-item>
          <text:p text:style-name="P75"><text:span text:style-name="T76">Lista prac naprawczych (mechanik)</text:span>:<text:s/>system pozwala mechanikowi na sprawdzenie przypisanych do niego prac naprawczych wraz z informacjami o usterkach.</text:p>
        </text:list-item>
        <text:list-item>
          <text:p text:style-name="P77"><text:span text:style-name="T78">Historia prac naprawczych</text:span>:<text:s/>mechanik może również sprawdzić, jakie były prace naprawcze, które wykonał w przeszłości. Dzięki temu może zobaczyć, czy usterka w danym pojeździe nie pojawiała się w przeszłości.</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style:style style:name="Tytuł" style:display-name="Tytuł" style:family="paragraph" style:parent-style-name="Normalny" style:next-style-name="Normalny">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in</meta:initial-creator>
    <dc:creator>Marcin</dc:creator>
    <meta:creation-date>2019-03-24T19:34:00Z</meta:creation-date>
    <dc:date>2019-03-24T19:34:00Z</dc:date>
    <meta:template xlink:href="Normal.dotm" xlink:type="simple"/>
    <meta:editing-cycles>2</meta:editing-cycles>
    <meta:editing-duration>PT0S</meta:editing-duration>
    <meta:document-statistic meta:page-count="3" meta:paragraph-count="12" meta:word-count="869" meta:character-count="6072" meta:row-count="43" meta:non-whitespace-character-count="5215"/>
  </office:meta>
</office:document-meta>
</file>